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P2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P3" style:family="paragraph" style:parent-style-name="Standard">
      <style:text-properties style:font-name="Noto Sans" fo:language="fr" fo:country="FR"/>
    </style:style>
    <style:style style:name="P4" style:family="paragraph" style:parent-style-name="Standard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5" style:family="paragraph" style:parent-style-name="Titre"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P7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8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9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10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fo:font-weight="bold" officeooo:rsid="0012da7c" officeooo:paragraph-rsid="0012da7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0c87b1"/>
    </style:style>
    <style:style style:name="P12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237b23"/>
    </style:style>
    <style:style style:name="P13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12da7c" officeooo:paragraph-rsid="0012da7c"/>
    </style:style>
    <style:style style:name="P14" style:family="paragraph" style:parent-style-name="Standard" style:list-style-name="L1">
      <style:text-properties style:font-name="Noto Sans" fo:language="fr" fo:country="FR" officeooo:rsid="0031f782" officeooo:paragraph-rsid="0031f782"/>
    </style:style>
    <style:style style:name="P15" style:family="paragraph" style:parent-style-name="Standard" style:list-style-name="L1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16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officeooo:rsid="003fc8ae" officeooo:paragraph-rsid="0058e4f3" style:font-size-asian="12pt" style:font-size-complex="12pt"/>
    </style:style>
    <style:style style:name="P17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officeooo:rsid="00655384" officeooo:paragraph-rsid="00655384" style:font-size-asian="12pt" style:font-size-complex="12pt"/>
    </style:style>
    <style:style style:name="P18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fo:font-weight="bold" officeooo:rsid="003fc8ae" officeooo:paragraph-rsid="0058e4f3" style:font-size-asian="12pt" style:font-weight-asian="bold" style:font-size-complex="12pt" style:font-weight-complex="bold"/>
    </style:style>
    <style:style style:name="P19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20" style:family="paragraph" style:parent-style-name="Titre">
      <style:paragraph-properties fo:text-align="center" style:justify-single-word="false"/>
      <style:text-properties style:font-name="Noto Sans" fo:font-size="24pt" fo:language="fr" fo:country="FR" fo:font-weight="bold" officeooo:rsid="002e8915" officeooo:paragraph-rsid="002e8915" style:font-size-asian="24pt" style:font-weight-asian="bold" style:font-size-complex="24pt" style:font-weight-complex="bold"/>
    </style:style>
    <style:style style:name="T1" style:family="text">
      <style:text-properties style:font-name="Noto Sans" fo:font-size="14pt" fo:language="fr" fo:country="FR" fo:font-weight="bold" style:font-size-asian="14pt" style:font-weight-asian="bold"/>
    </style:style>
    <style:style style:name="T2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T3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T4" style:family="text">
      <style:text-properties style:font-name="Noto Sans" fo:font-size="14pt" fo:language="fr" fo:country="FR" fo:font-weight="bold" officeooo:rsid="00625b9d" style:font-size-asian="14pt" style:font-weight-asian="bold"/>
    </style:style>
    <style:style style:name="T5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style style:name="T6" style:family="text">
      <style:text-properties officeooo:rsid="000d7474"/>
    </style:style>
    <style:style style:name="T7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weight-complex="bold" style:text-emphasize="none"/>
    </style:style>
    <style:style style:name="T9" style:family="text">
      <style:text-properties style:text-outline="false" style:text-line-through-style="none" style:text-line-through-type="none" fo:font-style="normal" fo:text-shadow="none" fo:font-weight="normal" officeooo:rsid="004b58ef" style:font-style-asian="normal" style:font-weight-asian="normal" style:font-weight-complex="bold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fo:font-weight="normal" officeooo:rsid="00647254" style:font-style-asian="normal" style:font-weight-asian="normal" style:font-weight-complex="bold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fo:font-weight="normal" officeooo:rsid="0067b631" style:font-style-asian="normal" style:font-weight-asian="normal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officeooo:rsid="004b58ef" style:font-style-asian="normal" style:text-emphasize="none"/>
    </style:style>
    <style:style style:name="T13" style:family="text">
      <style:text-properties fo:font-size="16pt" fo:font-weight="bold" officeooo:rsid="00569d19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58511d" style:font-size-asian="16pt" style:font-weight-asian="bold" style:font-size-complex="16pt" style:font-weight-complex="bold"/>
    </style:style>
    <style:style style:name="T15" style:family="text">
      <style:text-properties officeooo:rsid="00625b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mpte-rendu d<text:span text:style-name="T15">u TP1</text:span></text:p>
      <text:p text:style-name="P20">Concevoir une journée de formation sur la <text:span text:style-name="T15">p</text:span>rotection des données à caractère personnel</text:p>
      <text:p text:style-name="P5">Objectifs</text:p>
      <text:p text:style-name="P3"/>
      <text:list text:style-name="L1">
        <text:list-item>
          <text:p text:style-name="P14">...</text:p>
          <text:p text:style-name="P15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3">Travail a faire </text:span><text:span text:style-name="T14">:</text:span></text:p>
      <text:p text:style-name="P10"/>
      <text:p text:style-name="P18"><text:span text:style-name="T12">ÉTAPE 1 : Préparation du protocole de la formation</text:span></text:p>
      <text:p text:style-name="P18"><text:span text:style-name="T12">1 - Préparation du protocole de la formation</text:span></text:p>
      <text:p text:style-name="P18"><text:span text:style-name="T12">1.1 - Objectif principal de la formation et objectifs intermédiaires</text:span></text:p>
      <text:p text:style-name="P18"><text:span text:style-name="T12"/></text:p>
      <text:p text:style-name="P18"><text:span text:style-name="T12">Définissez l’objectif principal de la formation et les objectifs intermédiaires, à partir du programme de la journée.</text:span></text:p>
      <text:p text:style-name="P16"><text:span text:style-name="T9"/></text:p>
      <text:p text:style-name="P16"><text:span text:style-name="T10">L’objectif principal est de s</text:span><text:span text:style-name="T9">ensibiliser et former les nouveaux opérateurs téléphoniques à la protection des données à caractère personnel dans le contexte de </text:span><text:span text:style-name="T10">l’entreprise </text:span><text:span text:style-name="T9">CentreCall.</text:span></text:p>
      <text:p text:style-name="P16"><text:span text:style-name="T9"/></text:p>
      <text:p text:style-name="P16"><text:span text:style-name="T9">Objectifs intermédiaires :</text:span></text:p>
      <text:p text:style-name="P16"><text:span text:style-name="T9">- </text:span><text:span text:style-name="T10">Sensibilisation à la protection des données à caractère personnel.</text:span></text:p>
      <text:p text:style-name="P16"><text:span text:style-name="T10">- Présentation de la politique de protection des données personnelles de CentreCall.</text:span></text:p>
      <text:p text:style-name="P16"><text:span text:style-name="T10">- Évaluation de la formation.</text:span></text:p>
      <text:p text:style-name="P16"><text:span text:style-name="T9"/></text:p>
      <text:p text:style-name="P16"><text:span text:style-name="T9"/></text:p>
      <text:p text:style-name="P18"><text:span text:style-name="T12">1.2 - Approche pédagogique pour chaque atelier</text:span></text:p>
      <text:p text:style-name="P18"><text:span text:style-name="T12">Choisissez l’approche pédagogique la plus appropriée à chaque atelier. Justifiez.</text:span></text:p>
      <text:p text:style-name="P16"><text:span text:style-name="T9"/></text:p>
      <text:p text:style-name="P17"><text:span text:style-name="T9">D</text:span><text:span text:style-name="T8">ans ce type de formations il est interessant pedagogiquement de commencer avec une première partie interactive pour engager les apprenants </text:span><text:span text:style-name="T11">(Atelier 1) </text:span><text:span text:style-name="T8">puis d’enchainer avec une seconde partie plus formelle pour transmettre les informations essentielles de l'entreprise </text:span><text:span text:style-name="T11">(Atelier 2)</text:span><text:span text:style-name="T8">.</text:span></text:p>
      <text:p text:style-name="P16"><text:span text:style-name="T9"/></text:p>
      <text:p text:style-name="P16"><text:span text:style-name="T9">ÉTAPE 2 : Préparation des supports de l’atelier 1</text:span></text:p>
      <text:p text:style-name="P16"><text:span text:style-name="T9">Pour faciliter l’écoute des nouveaux opérateurs téléphoniques, un scénario d’immersion a été imaginé. Pour la mise en œuvre du scénario proposé, vous devrez utiliser plusieurs machines :</text:span></text:p>
      <text:p text:style-name="P16"><text:span text:style-name="T9"/></text:p>
      <text:p text:style-name="P16"><text:span text:style-name="T9">• VM votrelogin__T_rocky9_mariadb_apache_phpmyadmin_1A_TC3 qui héberge un serveur de</text:span></text:p>
      <text:p text:style-name="P16"><text:span text:style-name="T9">base de données (mariadb), un serveur web (Apache) et une application web (phpmyadmin)</text:span></text:p>
      <text:p text:style-name="P16"><text:span text:style-name="T9">Pour les tests, vous devrez mettre en place la base de données dbcallmanager et créer plusieurs utilisateurs avec certains privilèges sur cette base.</text:span></text:p>
      <text:p text:style-name="P16"><text:span text:style-name="T9"/></text:p>
      <text:p text:style-name="P16"><text:span text:style-name="T9">•VM Windows 10 qui servira de client pour le call manager</text:span></text:p>
      <text:p text:style-name="P16"><text:span text:style-name="T9"/></text:p>
      <text:p text:style-name="P16"><text:span text:style-name="T9">•Votre poste de travail (machine Fedora) qui servira de client pour l’opérateur téléphonique</text:span></text:p>
      <text:p text:style-name="P16"><text:span text:style-name="T9">Le schéma réseau de cette petite infrastructure est donné dans le Document 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Liberation_5f_Sans_5f_11" style:display-name="_Liberation_Sans_11" style:family="paragraph" style:master-page-name="">
      <style:paragraph-properties fo:margin-top="0in" fo:margin-bottom="0in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in" fo:margin-bottom="0.0398in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in" fo:margin-bottom="0.0783in" style:contextual-spacing="false"/>
    </style:style>
    <style:style style:name="_30_9_5f_cours_5f_titre_5f_doc" style:display-name="09_cours_titre_doc" style:family="paragraph" style:parent-style-name="Standard" style:default-outline-level="">
      <loext:graphic-properties draw:fill="solid" draw:fill-color="#92cddc"/>
      <style:paragraph-properties fo:margin-top="0.1252in" fo:margin-bottom="0.0417in" style:contextual-spacing="false" fo:background-color="#92cddc"/>
      <style:text-properties style:font-name="Arial" fo:font-family="Arial" style:font-family-generic="roman" style:font-pitch="variable" style:font-size-complex="10pt" style:font-weight-complex="bold"/>
    </style:style>
    <style:style style:name="BTS_20_SIO_20_-_20_Texte_20_de_20_tableau" style:display-name="BTS SIO - Texte de tableau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Arial Narrow" fo:font-family="'Arial Narrow'" style:font-family-generic="swiss" style:font-name-complex="Arial2" style:font-family-complex="Arial" style:font-family-generic-complex="system" style:font-pitch-complex="variable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in" fo:margin-bottom="0in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_5f_Titre_5f_1" style:display-name="_Titre_1" style:family="paragraph" style:parent-style-name="Heading_20_1" style:next-style-name="_5f_Liberation_5f_Sans_5f_11_5f__5f_e2" style:default-outline-level="1" style:master-page-name="">
      <style:paragraph-properties fo:margin-left="0in" fo:margin-right="0in" fo:margin-top="0in" fo:margin-bottom="0.0783in" style:contextual-spacing="false" fo:text-indent="0in" style:auto-text-indent="false" style:page-number="auto" fo:keep-with-next="auto"/>
      <style:text-properties style:font-name="Liberation Sans" fo:font-family="'Liberation Sans'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MP3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MP5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6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T1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MT2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MT3" style:family="text">
      <style:text-properties style:font-name="Noto Sans" fo:font-size="14pt" fo:language="fr" fo:country="FR" fo:font-weight="bold" officeooo:rsid="00625b9d" style:font-size-asian="14pt" style:font-weight-asian="bold"/>
    </style:style>
    <style:style style:name="MT4" style:family="text">
      <style:text-properties style:font-name="Noto Sans" fo:font-size="14pt" fo:language="fr" fo:country="FR" fo:font-weight="bold" style:font-size-asian="14pt" style:font-weight-asian="bold"/>
    </style:style>
    <style:style style:name="MT5" style:family="text">
      <style:text-properties officeooo:rsid="000d7474"/>
    </style:style>
    <style:style style:name="MT6" style:family="text">
      <style:text-properties officeooo:rsid="00625b9d"/>
    </style:style>
    <style:style style:name="MT7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fo:background-color="transparent" style:dynamic-spacing="true" draw:fill="none" draw:fill-color="#5b9bd5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TC</text:span></text:span><text:span text:style-name="Police_20_par_20_défaut"><text:span text:style-name="MT2">3, TC6</text:span></text:span><text:span text:style-name="Police_20_par_20_défaut"><text:span text:style-name="MT1"> – </text:span></text:span><text:span text:style-name="Police_20_par_20_défaut"><text:span text:style-name="MT3">TP1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3"><text:span text:style-name="Police_20_par_20_défaut"><text:span text:style-name="MT4">BTS SIO<text:line-break/> 1SIOA</text:span></text:span></text:p>
            </table:table-cell>
            <table:table-cell table:style-name="Table1.B2" office:value-type="string">
              <text:p text:style-name="MP4">Auteur : <text:span text:style-name="MT5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4">Date de rédaction : <text:span text:style-name="MT6">04 Octobre</text:span><text:span text:style-name="MT5"> 2024</text:span></text:p>
            </table:table-cell>
          </table:table-row>
        </table:table>
        <text:p text:style-name="MP5"/>
      </style:header>
      <style:footer>
        <text:p text:style-name="MP6"><text:span text:style-name="Police_20_par_20_défaut"><text:span text:style-name="MT7"><text:file-name text:display="name-and-extension">BARROCA--PACCARD_Evan_1SIOA_TC3_TC6_TP1.odt</text:file-name></text:span></text:span><text:span text:style-name="Police_20_par_20_défaut"><text:span text:style-name="MT7"><text:tab/><text:tab/>page </text:span></text:span><text:span text:style-name="Police_20_par_20_défaut"><text:span text:style-name="MT7"><text:page-number text:select-page="current">1</text:page-number></text:span></text:span><text:span text:style-name="Police_20_par_20_défaut"><text:span text:style-name="MT7">/</text:span></text:span><text:span text:style-name="Police_20_par_20_défaut"><text:span text:style-name="MT7"><text:page-count>2</text:page-count></text:span></text:span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10-04T10:52:08.708843714</dc:date>
    <meta:editing-cycles>98</meta:editing-cycles>
    <meta:editing-duration>PT21H38M12S</meta:editing-duration>
    <meta:print-date>2024-09-12T16:52:17.278035058</meta:print-date>
    <meta:printed-by>PDF files</meta:printed-by>
    <meta:document-statistic meta:table-count="1" meta:image-count="0" meta:object-count="0" meta:page-count="2" meta:paragraph-count="32" meta:word-count="319" meta:character-count="2147" meta:non-whitespace-character-count="1859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